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D000000FDF3A062C2825D394D.png" manifest:media-type="image/png"/>
  <manifest:file-entry manifest:full-path="Pictures/10000201000001D2000001E064CF7AA2D9C69ADC.png" manifest:media-type="image/png"/>
  <manifest:file-entry manifest:full-path="Pictures/1000020100000191000001F739D533C52397E65E.png" manifest:media-type="image/png"/>
  <manifest:file-entry manifest:full-path="Pictures/10000201000000BD000000FE1F1453821C7388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2" text:anchor-type="paragraph" svg:x="7.2cm" svg:y="0.049cm" svg:width="5.685cm" svg:height="7.131cm" draw:z-index="0"><draw:image xlink:href="Pictures/1000020100000191000001F739D533C52397E65E.png" xlink:type="simple" xlink:show="embed" xlink:actuate="onLoad" loext:mime-type="image/png"/></draw:frame><draw:frame draw:style-name="fr1" draw:name="Imagen6" text:anchor-type="paragraph" svg:x="21.535cm" svg:y="0.344cm" svg:width="5.685cm" svg:height="7.131cm" draw:z-index="5"><draw:image xlink:href="Pictures/1000020100000191000001F739D533C52397E65E.png" xlink:type="simple" xlink:show="embed" xlink:actuate="onLoad" loext:mime-type="image/png"/></draw:frame></text:p>
      <text:p text:style-name="Standard"><draw:frame draw:style-name="fr1" draw:name="Imagen1" text:anchor-type="paragraph" svg:x="1.274cm" svg:y="0.002cm" svg:width="5.001cm" svg:height="6.72cm" draw:z-index="3"><draw:image xlink:href="Pictures/10000201000000BD000000FE1F1453821C7388B9.png" xlink:type="simple" xlink:show="embed" xlink:actuate="onLoad" loext:mime-type="image/x-vclgraphic"/></draw:frame><draw:frame draw:style-name="fr1" draw:name="Imagen5" text:anchor-type="paragraph" svg:x="15.596cm" svg:y="0.231cm" svg:width="5.001cm" svg:height="6.72cm" draw:z-index="4"><draw:image xlink:href="Pictures/10000201000000BD000000FE1F1453821C7388B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1.485cm" svg:y="0.31cm" svg:width="5.001cm" svg:height="6.694cm" draw:z-index="1"><draw:image xlink:href="Pictures/10000201000000BD000000FDF3A062C2825D394D.png" xlink:type="simple" xlink:show="embed" xlink:actuate="onLoad" loext:mime-type="image/x-vclgraphic"/></draw:frame><draw:frame draw:style-name="fr1" draw:name="Imagen4" text:anchor-type="paragraph" svg:x="7.011cm" svg:y="0.452cm" svg:width="6.412cm" svg:height="6.602cm" draw:z-index="2"><draw:image xlink:href="Pictures/10000201000001D2000001E064CF7AA2D9C69ADC.png" xlink:type="simple" xlink:show="embed" xlink:actuate="onLoad" loext:mime-type="image/png"/></draw:frame></text:p>
      <text:p text:style-name="Standard"><draw:frame draw:style-name="fr1" draw:name="Imagen7" text:anchor-type="paragraph" svg:x="15.667cm" svg:y="0.446cm" svg:width="5.001cm" svg:height="6.694cm" draw:z-index="6"><draw:image xlink:href="Pictures/10000201000000BD000000FDF3A062C2825D394D.png" xlink:type="simple" xlink:show="embed" xlink:actuate="onLoad" loext:mime-type="image/x-vclgraphic"/></draw:frame></text:p>
      <text:p text:style-name="Standard"><draw:frame draw:style-name="fr1" draw:name="Imagen8" text:anchor-type="paragraph" svg:x="21.087cm" svg:y="0.131cm" svg:width="6.412cm" svg:height="6.602cm" draw:z-index="7"><draw:image xlink:href="Pictures/10000201000001D2000001E064CF7AA2D9C69AD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7:19:52.824543986</meta:creation-date>
    <dc:date>2017-10-25T07:25:19.347378387</dc:date>
    <meta:editing-duration>PT5M27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5.4.1.2.0$Linux_X86_64 LibreOffice_project/40m0$Build-2</meta:generator>
  </office:meta>
</office:document-meta>
</file>